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2.215cm" table:align="left"/>
    </style:style>
    <style:style style:name="Tabela1.A" style:family="table-column">
      <style:table-column-properties style:column-width="3.152cm"/>
    </style:style>
    <style:style style:name="Tabela1.B" style:family="table-column">
      <style:table-column-properties style:column-width="0.041cm"/>
    </style:style>
    <style:style style:name="Tabela1.C" style:family="table-column">
      <style:table-column-properties style:column-width="9.022cm"/>
    </style:style>
    <style:style style:name="Tabela1.A1" style:family="table-cell">
      <style:table-cell-properties style:vertical-align="middle"/>
    </style:style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tyle="normal" fo:font-weight="normal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 style:list-style-name="L1">
      <style:paragraph-properties fo:margin-top="0cm" fo:margin-bottom="0.499cm" loext:contextual-spacing="false" fo:padding="0cm" fo:border="none"/>
    </style:style>
    <style:style style:name="P5" style:family="paragraph" style:parent-style-name="Table_20_Contents" style:list-style-name="L2">
      <style:paragraph-properties fo:margin-top="0cm" fo:margin-bottom="0.499cm" loext:contextual-spacing="false" fo:padding="0cm" fo:border="none"/>
    </style:style>
    <style:style style:name="T1" style:family="text">
      <style:text-properties fo:font-variant="normal" fo:text-transform="none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Processo: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>0112323-20.2017.8.20.0001</text:p>
          </table:table-cell>
        </table:table-row>
        <table:table-row>
          <table:table-cell table:style-name="Tabela1.A1" office:value-type="string">
            <text:p text:style-name="P3">Classe Processual: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>Execução da Pena</text:p>
          </table:table-cell>
        </table:table-row>
        <table:table-row>
          <table:table-cell table:style-name="Tabela1.A1" office:value-type="string">
            <text:p text:style-name="P3">Assunto Principal: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>Pena Privativa de Liberdade</text:p>
          </table:table-cell>
        </table:table-row>
        <table:table-row>
          <table:table-cell table:style-name="Tabela1.A1" office:value-type="string">
            <text:p text:style-name="P3">Polo Ativo(s):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list xml:id="list3564363585" text:style-name="L1">
              <text:list-item>
                <text:p text:style-name="P4">O ESTADO DO RIO GRANDE DO NORTE</text:p>
              </text:list-item>
            </text:list>
          </table:table-cell>
        </table:table-row>
        <table:table-row>
          <table:table-cell table:style-name="Tabela1.A1" office:value-type="string">
            <text:p text:style-name="P3">Polo Passivo(s):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list xml:id="list1101351315" text:style-name="L2">
              <text:list-item>
                <text:p text:style-name="P5">NAZIR MASSUD</text:p>
              </text:list-item>
            </text:list>
          </table:table-cell>
        </table:table-row>
      </table:table>
      <text:p text:style-name="P1">Trata-se de execução de pena privativa de liberdade, no regime semiaberto, em que o apenado, por intermédio de sua advogada, requereu retificação da GEP e deferimento da progressão de regime (evento 11.1)</text:p>
      <text:p text:style-name="P1">Aduz a defesa que a guia merece retificação haja vista que, em sede de sentença condenatória, a juíza afastou a hediondez do crime pelo qual foi condenado, qual seja, estupro na forma simples, por não reconhecer a aplicabilidade da Lei 8.072/90. Assim, deveriam ser aplicadas as frações de 1/6 (um sexto) para progressão e 1/3 (um terço) para livramento condicional.</text:p>
      <text:p text:style-name="P1">O Ministério Público opinou pelo indeferimento do pedido, considerando que o Juízo de Execução pode corrigir erros materiais, bem como que seja certificado quanto à ação que o Juízo processante afirmou incidir a reincidência (evento 14.1).</text:p>
      <text:p text:style-name="P1">Relatados.</text:p>
      <text:p text:style-name="P1">O crime de estupro foi introduzido na lista de crimes hediondos pela Lei nº 8.930/1994; "V - estupro (art. 213 e sua combinação com o art. 223, caput e parágrafo único)"; posteriormente, foi-lhe dada nova redação pela Lei 12.015/2009: "V - estupro (art. 213, caput e §§ 1o e 2o)". Em razão da redação anterior, depreende-se que o Juízo processante decorreu em equivocada interpretação gramatical minoritária, considerando que apenas a situação do art. 213 combinado com o art. 223 seria classificada como crime hediondo.</text:p>
      <text:p text:style-name="P1">Entretanto, da leitura da primeira redação, conclui-se que, ao utilizar a conjunção "e", o legislador teve a intenção de abarcar as formas simples e qualificada do estupro, demonstrando a ideia de adição, mas não apenas em aplicação concomitante.</text:p>
      <text:p text:style-name="P1">Diante de tal divergência, o Tribunal de Justiça do Rio Grande do Sul decidiu que: "A Lei 8072/90 considera hediondo o estupro, inclusive na forma simples", em acórdão publicado na RJTJRS 174/157, relator Érico Barone. No mesmo sentido, o Tribunal de Justiça de São Paulo, na RT 737/594, concluiu que “o estupro, tanto na forma simples quanto na qualificada, constitui crime hediondo, a teor do artigo 1º da Lei 8072/90”.</text:p>
      <text:p text:style-name="P1">Igual entendimento possui o STF, quando do julgamento do HC 81.288-SC decidiu que o crime de estupro é hediondo, mesmo que dele não resulte lesão corporal grave ou morte.</text:p>
      <text:p text:style-name="P1">Diante do esboçado, infere-se que a intenção do legislador era considerar o estupro como crime hediondo, seja ele em sua modalidade simples ou qualificada. Portanto, a sentença condenatória incorreu em erro ao não considerar o crime de estupro em sua forma simples como hediondo.</text:p>
      <text:p text:style-name="P1">Desse modo, não merece retificação a guia de execução penal, devendo manter-se as frações utilizadas para crimes hediondos.</text:p>
      <text:p text:style-name="P1"><text:soft-page-break/>Outrossim, em que pese o Ministério Público ter requerido que seja certificado acerca da ação em que a juíza processante afirma incidir a reincidência (sentença condenatória, pág. 27, evento 1.1), em consulta aos referidos autos no SAJ-PG5 (nº 0201869-35.2007.8.20.0002), observo que o trânsito em julgado dessa ação ocorreu em 18/05/2009. Tendo o fato dos presentes autos ocorrido em 16/11/2008, depreende-se que não se configurou o instituto da reincidência, posto que o crime fora praticado quando não havia transitado em julgado a sentença anterior.</text:p>
      <text:p text:style-name="P2"><text:span text:style-name="T1">Isto posto, </text:span><text:span text:style-name="Strong_20_Emphasis"><text:span text:style-name="T1">indefiro o pedido da defesa</text:span></text:span><text:span text:style-name="T1"> e mantenho guia de execução penal em seus termos.</text:span></text:p>
      <text:p text:style-name="P1">P.R.I. Em não tendo sido respondido, reitere-se o ofício do evento 17.1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0:49:14.884000000</meta:creation-date>
    <dc:date>2020-01-14T10:50:03.149000000</dc:date>
    <meta:editing-duration>PT48S</meta:editing-duration>
    <meta:editing-cycles>1</meta:editing-cycles>
    <meta:document-statistic meta:table-count="1" meta:image-count="0" meta:object-count="0" meta:page-count="2" meta:paragraph-count="23" meta:word-count="551" meta:character-count="3480" meta:non-whitespace-character-count="2954"/>
    <meta:generator>LibreOffice/6.0.3.2$Windows_X86_64 LibreOffice_project/8f48d515416608e3a835360314dac7e47fd0b821</meta:generator>
  </office:meta>
</office:document-meta>
</file>